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 style:master-page-name="Standard">
      <style:paragraph-properties fo:margin-top="0.101cm" fo:margin-bottom="0.101cm" loext:contextual-spacing="false" fo:line-height="150%" fo:text-align="justify" style:justify-single-word="false" style:page-number="1"/>
      <style:text-properties fo:font-size="11pt" style:font-size-asian="11pt" style:font-size-complex="11pt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officeooo:paragraph-rsid="00239fef" style:font-size-asian="11pt" style:font-size-complex="11pt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officeooo:paragraph-rsid="0023ad16" style:font-size-asian="11pt" style:font-size-complex="11pt"/>
    </style:style>
    <style:style style:name="T1" style:family="text">
      <style:text-properties officeooo:rsid="001d1fa8"/>
    </style:style>
    <style:style style:name="T2" style:family="text">
      <style:text-properties officeooo:rsid="00239fef"/>
    </style:style>
    <style:style style:name="T3" style:family="text">
      <style:text-properties officeooo:rsid="0023a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antamento de requisitos</text:p>
      <text:p text:style-name="P3"><text:s/><text:tab/>O supermercado possui um conjunto de funcionários. Cada funcionário tem uma matrícula, nome, <text:s/>CPF, <text:span text:style-name="T1">telefone, salário</text:span>, setor em que trabalha e data de admissão. <text:span text:style-name="T2">Além disso</text:span> <text:span text:style-name="T2">um funcionário administrar uma compra feita pelo supermercado, serão armazenados para compra: código da compra, valor e data que foi efetuada. Um funcionário pode também </text:span><text:s text:c="2"/>realizar vendas na qual serão armazenados o <text:span text:style-name="T1">código de venda, </text:span><text:s/>valor, data da venda, forma de pagamento, quantidade de produtos vendidos e quais são estes produtos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. </text:p>
      <text:p text:style-name="P1"><text:tab/>O supermercado tem setores que são gerenciados por funcionários, para cada setor é armazenado o nome, e seu respectivo código, também é necessário armazenar a data de início da gerencia e da mesma forma a data de fim.</text:p>
      <text:p text:style-name="P4"><text:tab/><text:span text:style-name="T3">As compras do supermercado possui fornecedores</text:span> que abastecem o estoque do mesmo, para os produtos fornecidos são arquivados a descrição do produto, seu código de barras e o valor unitário; é preciso manter também as informações dos fornecedores, que são: CNPJ, nome, telefones e endereço(número,rua,bairro,cidade). Para o estoque é necessário guardar o id do produto, quantidade de lotes do mesmo produto, quantidade de produtos por lote, data de validade e a data do fornec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20T11:28:03.619017044</dc:date>
    <meta:editing-duration>PT1H13M29S</meta:editing-duration>
    <meta:editing-cycles>4</meta:editing-cycles>
    <meta:document-statistic meta:table-count="0" meta:image-count="0" meta:object-count="0" meta:page-count="1" meta:paragraph-count="4" meta:word-count="255" meta:character-count="1610" meta:non-whitespace-character-count="1350"/>
  </office:meta>
</office:document-meta>
</file>